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Default"/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ecretsnail</text:p>
          </table:table-cell>
          <table:table-cell table:formula="of:=SUM([.C2:.Z2])"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son</text:p>
          </table:table-cell>
          <table:table-cell table:formula="of:=SUM([.C3:.Z3])" office:value-type="float" office:value="28" calcext:value-type="float">
            <text:p>2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st</text:p>
          </table:table-cell>
          <table:table-cell table:formula="of:=SUM([.C4:.Z4])"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16:55:14.100847771</meta:creation-date>
    <dc:date>2022-08-26T11:22:07.888483173</dc:date>
    <meta:editing-duration>PT4H18M12S</meta:editing-duration>
    <meta:editing-cycles>9</meta:editing-cycles>
    <meta:generator>LibreOffice/7.4.0.3$Linux_X86_64 LibreOffice_project/40$Build-3</meta:generator>
    <meta:document-statistic meta:table-count="1" meta:cell-count="52" meta:object-count="0"/>
  </office:meta>
</office:document-meta>
</file>